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Calibri"/>
    </style:style>
    <style:style style:name="P2" style:family="paragraph" style:parent-style-name="Standard">
      <style:paragraph-properties fo:text-align="center" style:justify-single-word="false"/>
      <style:text-properties style:font-name="Calibri" fo:font-size="16pt" style:text-underline-style="solid" style:text-underline-width="auto" style:text-underline-color="font-color" style:font-size-asian="16pt" style:font-size-complex="16pt"/>
    </style:style>
    <style:style style:name="P3" style:family="paragraph" style:parent-style-name="Standard">
      <style:text-properties style:font-name="Calibri" fo:font-size="14pt" fo:font-weight="bold" style:font-size-asian="14pt" style:font-weight-asian="bold" style:font-size-complex="14pt" style:font-weight-complex="bold"/>
    </style:style>
    <style:style style:name="P4" style:family="paragraph" style:parent-style-name="Standard">
      <style:text-properties style:font-name="Calibri" fo:font-size="14pt" style:text-underline-style="none" fo:font-weight="bold" style:font-size-asian="14pt" style:font-weight-asian="bold" style:font-size-complex="14pt" style:font-weight-complex="bold"/>
    </style:style>
    <style:style style:name="P5" style:family="paragraph" style:parent-style-name="Standard">
      <style:text-properties style:font-name="Calibri" fo:font-size="12pt" fo:font-weight="normal" style:font-size-asian="12pt" style:font-weight-asian="normal" style:font-size-complex="12pt" style:font-weight-complex="normal"/>
    </style:style>
    <style:style style:name="P6" style:family="paragraph" style:parent-style-name="Standard">
      <style:text-properties style:font-name="Calibri" fo:font-size="12pt" style:text-underline-style="none" fo:font-weight="normal" style:font-size-asian="12pt" style:font-weight-asian="normal" style:font-size-complex="12pt" style:font-weight-complex="normal"/>
    </style:style>
    <style:style style:name="P7" style:family="paragraph" style:parent-style-name="Standard">
      <style:text-properties style:font-name="Calibri" fo:font-size="13pt" style:text-underline-style="solid" style:text-underline-width="auto" style:text-underline-color="font-color" fo:font-weight="normal" style:font-size-asian="13pt" style:font-weight-asian="normal" style:font-size-complex="13pt" style:font-weight-complex="normal"/>
    </style:style>
    <style:style style:name="P8" style:family="paragraph" style:parent-style-name="Standard">
      <style:text-properties fo:font-size="14pt" fo:font-weight="bold" style:font-size-asian="14pt" style:font-weight-asian="bold" style:font-size-complex="14pt" style:font-weight-complex="bold"/>
    </style:style>
    <style:style style:name="P9" style:family="paragraph" style:parent-style-name="Standard" style:list-style-name="L1">
      <style:text-properties style:font-name="Calibri"/>
    </style:style>
    <style:style style:name="P10" style:family="paragraph" style:parent-style-name="Standard" style:list-style-name="L2">
      <style:text-properties style:font-name="Calibri" fo:font-size="12pt" style:text-underline-style="none" style:font-size-asian="12pt" style:font-size-complex="12pt"/>
    </style:style>
    <style:style style:name="P11" style:family="paragraph" style:parent-style-name="Standard" style:list-style-name="L3">
      <style:text-properties style:font-name="Calibri" fo:font-size="12pt" style:text-underline-style="none" style:font-size-asian="12pt" style:font-size-complex="12pt"/>
    </style:style>
    <style:style style:name="P12" style:family="paragraph" style:parent-style-name="Standard" style:list-style-name="L8">
      <style:text-properties style:font-name="Calibri" fo:font-size="12pt" style:text-underline-style="none" fo:font-weight="normal" style:font-size-asian="12pt" style:font-weight-asian="normal" style:font-size-complex="12pt" style:font-weight-complex="normal"/>
    </style:style>
    <style:style style:name="P13" style:family="paragraph" style:parent-style-name="Standard" style:list-style-name="L9">
      <style:text-properties style:font-name="Calibri" fo:font-size="12pt" style:text-underline-style="none" fo:font-weight="normal" style:font-size-asian="12pt" style:font-weight-asian="normal" style:font-size-complex="12pt" style:font-weight-complex="normal"/>
    </style:style>
    <style:style style:name="P14" style:family="paragraph" style:parent-style-name="Standard" style:list-style-name="L10">
      <style:text-properties style:font-name="Calibri" fo:font-size="12pt" style:text-underline-style="none" fo:font-weight="normal" style:font-size-asian="12pt" style:font-weight-asian="normal" style:font-size-complex="12pt" style:font-weight-complex="normal"/>
    </style:style>
    <style:style style:name="P15" style:family="paragraph" style:parent-style-name="Standard" style:list-style-name="L11">
      <style:text-properties style:font-name="Calibri" fo:font-size="12pt" style:text-underline-style="none" fo:font-weight="normal" style:font-size-asian="12pt" style:font-weight-asian="normal" style:font-size-complex="12pt" style:font-weight-complex="normal"/>
    </style:style>
    <style:style style:name="P16" style:family="paragraph" style:parent-style-name="Standard" style:list-style-name="L12">
      <style:text-properties style:font-name="Calibri" fo:font-size="12pt" style:text-underline-style="none" fo:font-weight="normal" style:font-size-asian="12pt" style:font-weight-asian="normal" style:font-size-complex="12pt" style:font-weight-complex="normal"/>
    </style:style>
    <style:style style:name="P17" style:family="paragraph" style:parent-style-name="Standard" style:list-style-name="L5">
      <style:text-properties style:font-name="Calibri" fo:font-size="12pt" fo:font-weight="normal" style:font-size-asian="12pt" style:font-weight-asian="normal" style:font-size-complex="12pt" style:font-weight-complex="normal"/>
    </style:style>
    <style:style style:name="P18" style:family="paragraph" style:parent-style-name="Standard" style:list-style-name="L6">
      <style:text-properties style:font-name="Calibri" fo:font-size="12pt" fo:font-weight="normal" style:font-size-asian="12pt" style:font-weight-asian="normal" style:font-size-complex="12pt" style:font-weight-complex="normal"/>
    </style:style>
    <style:style style:name="P19" style:family="paragraph" style:parent-style-name="Standard" style:list-style-name="L7">
      <style:text-properties style:font-name="Calibri" fo:font-size="12pt" fo:font-weight="normal" style:font-size-asian="12pt" style:font-weight-asian="normal" style:font-size-complex="12pt" style:font-weight-complex="normal"/>
    </style:style>
    <style:style style:name="P20" style:family="paragraph" style:parent-style-name="Standard" style:list-style-name="L4">
      <style:text-properties style:font-name="Calibri"/>
    </style:style>
    <style:style style:name="P21" style:family="paragraph" style:parent-style-name="Standard" style:list-style-name="L13">
      <style:text-properties style:font-name="Calibri" fo:font-size="13pt" style:text-underline-style="none" fo:font-weight="normal" style:font-size-asian="13pt" style:font-weight-asian="normal" style:font-size-complex="13pt" style:font-weight-complex="normal"/>
    </style:style>
    <style:style style:name="T1" style:family="text">
      <style:text-properties fo:font-size="13pt" style:text-underline-style="solid" style:text-underline-width="auto" style:text-underline-color="font-color" style:font-size-asian="13pt" style:font-size-complex="13pt"/>
    </style:style>
    <style:style style:name="T2" style:family="text">
      <style:text-properties style:font-name="Calibri" fo:font-size="12pt" fo:font-weight="normal" style:font-size-asian="12pt" style:font-weight-asian="normal" style:font-size-complex="12pt" style:font-weight-complex="normal"/>
    </style:style>
    <style:style style:name="T3" style:family="text">
      <style:text-properties style:font-name="Calibri" fo:font-size="12pt" style:text-underline-style="none" fo:font-weight="normal" style:font-size-asian="12pt" style:font-weight-asian="normal" style:font-size-complex="12pt" style:font-weight-complex="normal"/>
    </style:style>
    <style:style style:name="T4" style:family="text">
      <style:text-properties style:font-name="Calibri" fo:font-size="13pt" style:text-underline-style="solid" style:text-underline-width="auto" style:text-underline-color="font-color" fo:font-weight="normal" style:font-size-asian="13pt" style:font-weight-asian="normal" style:font-size-complex="13pt"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2.515cm" fo:text-indent="-0.635cm" fo:margin-left="2.51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cm" fo:text-indent="-0.635cm" fo:margin-left="3.1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85cm" fo:text-indent="-0.635cm" fo:margin-left="3.78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cm" fo:text-indent="-0.635cm" fo:margin-left="4.4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55cm" fo:text-indent="-0.635cm" fo:margin-left="5.05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cm" fo:text-indent="-0.635cm" fo:margin-left="5.6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25cm" fo:text-indent="-0.635cm" fo:margin-left="6.32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cm" fo:text-indent="-0.635cm" fo:margin-left="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95cm" fo:text-indent="-0.635cm" fo:margin-left="7.59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cm" fo:text-indent="-0.635cm" fo:margin-left="8.23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515cm" fo:text-indent="-0.635cm" fo:margin-left="2.51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cm" fo:text-indent="-0.635cm" fo:margin-left="3.1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85cm" fo:text-indent="-0.635cm" fo:margin-left="3.78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cm" fo:text-indent="-0.635cm" fo:margin-left="4.4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55cm" fo:text-indent="-0.635cm" fo:margin-left="5.05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cm" fo:text-indent="-0.635cm" fo:margin-left="5.6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25cm" fo:text-indent="-0.635cm" fo:margin-left="6.32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cm" fo:text-indent="-0.635cm" fo:margin-left="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95cm" fo:text-indent="-0.635cm" fo:margin-left="7.59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cm" fo:text-indent="-0.635cm" fo:margin-left="8.23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15cm" fo:text-indent="-0.635cm" fo:margin-left="2.51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cm" fo:text-indent="-0.635cm" fo:margin-left="3.1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85cm" fo:text-indent="-0.635cm" fo:margin-left="3.78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cm" fo:text-indent="-0.635cm" fo:margin-left="4.4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55cm" fo:text-indent="-0.635cm" fo:margin-left="5.05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cm" fo:text-indent="-0.635cm" fo:margin-left="5.6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25cm" fo:text-indent="-0.635cm" fo:margin-left="6.32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cm" fo:text-indent="-0.635cm" fo:margin-left="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95cm" fo:text-indent="-0.635cm" fo:margin-left="7.59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cm" fo:text-indent="-0.635cm" fo:margin-left="8.23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515cm" fo:text-indent="-0.635cm" fo:margin-left="2.51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cm" fo:text-indent="-0.635cm" fo:margin-left="3.1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85cm" fo:text-indent="-0.635cm" fo:margin-left="3.78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cm" fo:text-indent="-0.635cm" fo:margin-left="4.4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55cm" fo:text-indent="-0.635cm" fo:margin-left="5.05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cm" fo:text-indent="-0.635cm" fo:margin-left="5.6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25cm" fo:text-indent="-0.635cm" fo:margin-left="6.32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cm" fo:text-indent="-0.635cm" fo:margin-left="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95cm" fo:text-indent="-0.635cm" fo:margin-left="7.59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cm" fo:text-indent="-0.635cm" fo:margin-left="8.23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2.515cm" fo:text-indent="-0.635cm" fo:margin-left="2.51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cm" fo:text-indent="-0.635cm" fo:margin-left="3.1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85cm" fo:text-indent="-0.635cm" fo:margin-left="3.78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cm" fo:text-indent="-0.635cm" fo:margin-left="4.4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55cm" fo:text-indent="-0.635cm" fo:margin-left="5.05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cm" fo:text-indent="-0.635cm" fo:margin-left="5.6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25cm" fo:text-indent="-0.635cm" fo:margin-left="6.32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cm" fo:text-indent="-0.635cm" fo:margin-left="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95cm" fo:text-indent="-0.635cm" fo:margin-left="7.59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cm" fo:text-indent="-0.635cm" fo:margin-left="8.23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2.515cm" fo:text-indent="-0.635cm" fo:margin-left="2.51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cm" fo:text-indent="-0.635cm" fo:margin-left="3.1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85cm" fo:text-indent="-0.635cm" fo:margin-left="3.78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cm" fo:text-indent="-0.635cm" fo:margin-left="4.4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55cm" fo:text-indent="-0.635cm" fo:margin-left="5.05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cm" fo:text-indent="-0.635cm" fo:margin-left="5.6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25cm" fo:text-indent="-0.635cm" fo:margin-left="6.32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cm" fo:text-indent="-0.635cm" fo:margin-left="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95cm" fo:text-indent="-0.635cm" fo:margin-left="7.59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cm" fo:text-indent="-0.635cm" fo:margin-left="8.23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2.515cm" fo:text-indent="-0.635cm" fo:margin-left="2.51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cm" fo:text-indent="-0.635cm" fo:margin-left="3.1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85cm" fo:text-indent="-0.635cm" fo:margin-left="3.78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cm" fo:text-indent="-0.635cm" fo:margin-left="4.4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55cm" fo:text-indent="-0.635cm" fo:margin-left="5.05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cm" fo:text-indent="-0.635cm" fo:margin-left="5.6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25cm" fo:text-indent="-0.635cm" fo:margin-left="6.32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cm" fo:text-indent="-0.635cm" fo:margin-left="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95cm" fo:text-indent="-0.635cm" fo:margin-left="7.59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cm" fo:text-indent="-0.635cm" fo:margin-left="8.23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2.515cm" fo:text-indent="-0.635cm" fo:margin-left="2.51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cm" fo:text-indent="-0.635cm" fo:margin-left="3.1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85cm" fo:text-indent="-0.635cm" fo:margin-left="3.78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cm" fo:text-indent="-0.635cm" fo:margin-left="4.4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55cm" fo:text-indent="-0.635cm" fo:margin-left="5.05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cm" fo:text-indent="-0.635cm" fo:margin-left="5.6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25cm" fo:text-indent="-0.635cm" fo:margin-left="6.32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cm" fo:text-indent="-0.635cm" fo:margin-left="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95cm" fo:text-indent="-0.635cm" fo:margin-left="7.59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cm" fo:text-indent="-0.635cm" fo:margin-left="8.23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2.515cm" fo:text-indent="-0.635cm" fo:margin-left="2.51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cm" fo:text-indent="-0.635cm" fo:margin-left="3.1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85cm" fo:text-indent="-0.635cm" fo:margin-left="3.78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cm" fo:text-indent="-0.635cm" fo:margin-left="4.4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55cm" fo:text-indent="-0.635cm" fo:margin-left="5.05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cm" fo:text-indent="-0.635cm" fo:margin-left="5.6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25cm" fo:text-indent="-0.635cm" fo:margin-left="6.32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cm" fo:text-indent="-0.635cm" fo:margin-left="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95cm" fo:text-indent="-0.635cm" fo:margin-left="7.59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cm" fo:text-indent="-0.635cm" fo:margin-left="8.23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2.515cm" fo:text-indent="-0.635cm" fo:margin-left="2.51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cm" fo:text-indent="-0.635cm" fo:margin-left="3.1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85cm" fo:text-indent="-0.635cm" fo:margin-left="3.78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cm" fo:text-indent="-0.635cm" fo:margin-left="4.4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55cm" fo:text-indent="-0.635cm" fo:margin-left="5.05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cm" fo:text-indent="-0.635cm" fo:margin-left="5.6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25cm" fo:text-indent="-0.635cm" fo:margin-left="6.32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cm" fo:text-indent="-0.635cm" fo:margin-left="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95cm" fo:text-indent="-0.635cm" fo:margin-left="7.59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cm" fo:text-indent="-0.635cm" fo:margin-left="8.23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latformer</text:p>
      <text:p text:style-name="P1"/>
      <text:p text:style-name="P1"/>
      <text:p text:style-name="P3">Framework</text:p>
      <text:p text:style-name="P5"><text:tab/></text:p>
      <text:p text:style-name="P5"><text:tab/>C#/XNA</text:p>
      <text:p text:style-name="P1"/>
      <text:p text:style-name="P3">Sub Projects</text:p>
      <text:p text:style-name="P1"/>
      <text:p text:style-name="P1"><text:tab/>Platform game,</text:p>
      <text:p text:style-name="P1"><text:tab/>Level Editor</text:p>
      <text:p text:style-name="P1"/>
      <text:p text:style-name="P3">Game Entities</text:p>
      <text:p text:style-name="P1"/>
      <text:p text:style-name="P1"><text:tab/><text:span text:style-name="T1">Misc</text:span></text:p>
      <text:list xml:id="list8773282748652951072" text:style-name="L1">
        <text:list-item>
          <text:p text:style-name="P9">Level End</text:p>
        </text:list-item>
        <text:list-item>
          <text:p text:style-name="P9">Player Character</text:p>
        </text:list-item>
        <text:list-item>
          <text:p text:style-name="P9">Moveable Platforms</text:p>
          <text:p text:style-name="P9"/>
        </text:list-item>
      </text:list>
      <text:p text:style-name="P1"><text:tab/><text:span text:style-name="T1">Enemies</text:span></text:p>
      <text:list xml:id="list2737821682726479113" text:style-name="L2">
        <text:list-item>
          <text:p text:style-name="P10"/>
        </text:list-item>
      </text:list>
      <text:p text:style-name="P1"><text:tab/><text:span text:style-name="T1">Collectables</text:span></text:p>
      <text:list xml:id="list8090170619305237341" text:style-name="L3">
        <text:list-item>
          <text:p text:style-name="P11">Wumpa fruit (very common collectible, unimportant)</text:p>
        </text:list-item>
        <text:list-item>
          <text:p text:style-name="P11">Gems (Fairly few, not required to progress, add to completion percentage)</text:p>
        </text:list-item>
      </text:list>
      <text:p text:style-name="P1"><text:tab/><text:span text:style-name="T1">Tiles</text:span></text:p>
      <text:list xml:id="list2830990642677365894" text:style-name="L4">
        <text:list-item>
          <text:p text:style-name="P20">Solid Ground Tile</text:p>
        </text:list-item>
        <text:list-item>
          <text:p text:style-name="P20">Death tile (spikes and stuff)</text:p>
        </text:list-item>
        <text:list-item>
          <text:p text:style-name="P20">Fall pit tile?</text:p>
        </text:list-item>
        <text:list-item>
          <text:p text:style-name="P20"/>
        </text:list-item>
      </text:list>
      <text:p text:style-name="P1"/>
      <text:p text:style-name="P3">Features</text:p>
      <text:p text:style-name="P5"><text:tab/></text:p>
      <text:p text:style-name="P5"><text:tab/>Splash Screen (Tea fueled games ? :P)</text:p>
      <text:p text:style-name="P5"><text:tab/>Main Menu</text:p>
      <text:list xml:id="list7958997661385604239" text:style-name="L5">
        <text:list-item>
          <text:p text:style-name="P17">Game Start Option</text:p>
        </text:list-item>
        <text:list-item>
          <text:p text:style-name="P17">Load Game Option</text:p>
        </text:list-item>
        <text:list-item>
          <text:p text:style-name="P17">Options Menu</text:p>
          <text:list>
            <text:list-item>
              <text:p text:style-name="P17">Music Vol</text:p>
            </text:list-item>
            <text:list-item>
              <text:p text:style-name="P17">Sound FX Vol</text:p>
            </text:list-item>
            <text:list-item>
              <text:p text:style-name="P17">Fullscreen Mode</text:p>
            </text:list-item>
            <text:list-item>
              <text:p text:style-name="P17">Multiple Resolutions ??? (Probably not)</text:p>
            </text:list-item>
          </text:list>
        </text:list-item>
        <text:list-item>
          <text:p text:style-name="P17">Exit Game Option</text:p>
        </text:list-item>
      </text:list>
      <text:p text:style-name="P5"/>
      <text:p text:style-name="P5"><text:tab/>Game</text:p>
      <text:list xml:id="list262028629823477212" text:style-name="L6">
        <text:list-item>
          <text:p text:style-name="P18">Multiple levels</text:p>
        </text:list-item>
        <text:list-item>
          <text:p text:style-name="P18">Game end</text:p>
        </text:list-item>
      </text:list>
      <text:p text:style-name="P5"><text:tab/>Save/Load functionality</text:p>
      <text:p text:style-name="P5"><text:soft-page-break/><text:tab/>In game pause menu</text:p>
      <text:list xml:id="list1643302278615589201" text:style-name="L7">
        <text:list-item>
          <text:p text:style-name="P19">Exit to Menu</text:p>
        </text:list-item>
        <text:list-item>
          <text:p text:style-name="P19">Save ? (or auto save on level end)</text:p>
        </text:list-item>
        <text:list-item>
          <text:p text:style-name="P19">Xbox360 controller input</text:p>
        </text:list-item>
      </text:list>
      <text:p text:style-name="P1"/>
      <text:p text:style-name="P3">Gameplay</text:p>
      <text:p text:style-name="P5"/>
      <text:p text:style-name="P8"><text:span text:style-name="T2"><text:tab/></text:span><text:span text:style-name="T4">Possible Movement Styles</text:span></text:p>
      <text:list xml:id="list3802101169570354695" text:style-name="L8">
        <text:list-item>
          <text:p text:style-name="P12">Rayman</text:p>
        </text:list-item>
        <text:list-item>
          <text:p text:style-name="P12">Mario</text:p>
        </text:list-item>
        <text:list-item>
          <text:p text:style-name="P12">Castlevania 1</text:p>
        </text:list-item>
        <text:list-item>
          <text:p text:style-name="P12">Megaman</text:p>
        </text:list-item>
        <text:list-item>
          <text:p text:style-name="P12">2D Crash (e.g. skid-spin jumps for extra jump distance)</text:p>
        </text:list-item>
      </text:list>
      <text:p text:style-name="P6"/>
      <text:p text:style-name="P8"><text:span text:style-name="T3"><text:tab/></text:span><text:span text:style-name="T4">Possible Attack Styles</text:span></text:p>
      <text:list xml:id="list3372605956725870026" text:style-name="L9">
        <text:list-item>
          <text:p text:style-name="P13">Mario (jump on head)</text:p>
        </text:list-item>
        <text:list-item>
          <text:p text:style-name="P13">2D Crash (spin, skid, jump on head)</text:p>
        </text:list-item>
        <text:list-item>
          <text:p text:style-name="P13">Rayman (punch, flying fist)</text:p>
        </text:list-item>
        <text:list-item>
          <text:p text:style-name="P13">Castlevania 1 (whip)</text:p>
        </text:list-item>
        <text:list-item>
          <text:p text:style-name="P13">Gun(s)</text:p>
        </text:list-item>
      </text:list>
      <text:p text:style-name="P6"/>
      <text:p text:style-name="P6"><text:tab/></text:p>
      <text:p text:style-name="P6"/>
      <text:p text:style-name="P8"><text:span text:style-name="T3"><text:tab/></text:span><text:span text:style-name="T4">Level Design</text:span></text:p>
      <text:p text:style-name="P7"/>
      <text:list xml:id="list9188179007105316494" text:style-name="L10">
        <text:list-item>
          <text:p text:style-name="P14">Square, i.e. Equal amounts of vertical and horizontal level traversal.</text:p>
        </text:list-item>
        <text:list-item>
          <text:p text:style-name="P14">Methods of vertical travel: Moving platforms, ladders, falling.</text:p>
        </text:list-item>
        <text:list-item>
          <text:p text:style-name="P14">Climbing should be fast so vertical traversal isn't a chore</text:p>
        </text:list-item>
        <text:list-item>
          <text:p text:style-name="P14">Attack method should enable vertical attacks?</text:p>
        </text:list-item>
      </text:list>
      <text:p text:style-name="P6"/>
      <text:p text:style-name="P4">Implementation</text:p>
      <text:p text:style-name="P6"/>
      <text:p text:style-name="Standard"><text:span text:style-name="T3"><text:tab/></text:span><text:span text:style-name="T4">Technical Level Design</text:span></text:p>
      <text:p text:style-name="P6"/>
      <text:list xml:id="list2001823157128645297" text:style-name="L11">
        <text:list-item>
          <text:p text:style-name="P15">Levels primarily based on tiles</text:p>
        </text:list-item>
        <text:list-item>
          <text:p text:style-name="P15">Set of functional tile blocks, which are then skined with a sprite sheet.</text:p>
        </text:list-item>
        <text:list-item>
          <text:p text:style-name="P15">Moving platforms, player, enemies, collectibles etc. Will be entities, not tiles.</text:p>
        </text:list-item>
      </text:list>
      <text:p text:style-name="P6"/>
      <text:p text:style-name="Standard"><text:span text:style-name="T3"><text:tab/></text:span><text:span text:style-name="T4">State Machines</text:span></text:p>
      <text:p text:style-name="P6"/>
      <text:list xml:id="list1970809819973929630" text:style-name="L12">
        <text:list-item>
          <text:p text:style-name="P16">Simple State Machine for main menu and main game</text:p>
        </text:list-item>
        <text:list-item>
          <text:p text:style-name="P16">Menus will be done using a stack of menu objects</text:p>
        </text:list-item>
      </text:list>
      <text:p text:style-name="P6"/>
      <text:p text:style-name="Standard"><text:span text:style-name="T3"><text:tab/></text:span><text:span text:style-name="T4">Save Files</text:span></text:p>
      <text:p text:style-name="P6"/>
      <text:list xml:id="list39217311" text:continue-numbering="true" text:style-name="L12">
        <text:list-item>
          <text:p text:style-name="P16">Crash bandicoot like percentage and collictible display</text:p>
        </text:list-item>
      </text:list>
      <text:p text:style-name="P6"/>
      <text:p text:style-name="P6"><text:soft-page-break/></text:p>
      <text:p text:style-name="P4"/>
      <text:p text:style-name="P4"/>
      <text:p text:style-name="P4">Game Objects</text:p>
      <text:p text:style-name="P4"/>
      <text:list xml:id="list1422638996022045851" text:style-name="L13">
        <text:list-item>
          <text:p text:style-name="P21">GameState</text:p>
        </text:list-item>
        <text:list-item>
          <text:p text:style-name="P21">MainMenuState</text:p>
        </text:list-item>
        <text:list-item>
          <text:p text:style-name="P21">MainGameState</text:p>
        </text:list-item>
        <text:list-item>
          <text:p text:style-name="P21">MenuStack?</text:p>
          <text:list>
            <text:list-item>
              <text:p text:style-name="P21">A container object for Menus, takes user input and passes it on to the menu at the top of the stack. If input is "back" button, top of stack is popped (clean function called maybe?, can top menu veto?)</text:p>
            </text:list-item>
          </text:list>
        </text:list-item>
        <text:list-item>
          <text:p text:style-name="P21">Menu</text:p>
          <text:list>
            <text:list-item>
              <text:p text:style-name="P21">Base class for menus, provides functions for subclasses to draw a menu window of specified dimensions, with specified options. Provides update method which responds to user input (provided by MenuStack), allowing the user to select a menu option</text:p>
            </text:list-item>
          </text:list>
        </text:list-item>
        <text:list-item>
          <text:p text:style-name="P21">MainMenu</text:p>
        </text:list-item>
        <text:list-item>
          <text:p text:style-name="P21">OptionsMenu</text:p>
        </text:list-item>
        <text:list-item>
          <text:p text:style-name="P21">LoadMenu</text:p>
        </text:list-item>
        <text:list-item>
          <text:p text:style-name="P21">SaveMenu</text:p>
        </text:list-item>
        <text:list-item>
          <text:p text:style-name="P21">SpriteText </text:p>
          <text:list>
            <text:list-item>
              <text:p text:style-name="P21">Renders strings using a sprite sheet of letters</text:p>
            </text:list-item>
          </text:list>
        </text:list-item>
        <text:list-item>
          <text:p text:style-name="P21">Tile</text:p>
        </text:list-item>
        <text:list-item>
          <text:p text:style-name="P21">Entity</text:p>
          <text:list>
            <text:list-item>
              <text:p text:style-name="P21">Will contain pos, vel, render &amp; animation info</text:p>
            </text:list-item>
          </text:list>
        </text:list-item>
        <text:list-item>
          <text:p text:style-name="P21">KeyBind</text:p>
          <text:list>
            <text:list-item>
              <text:p text:style-name="P21">Maps actual input (e.g. Button.A) to in game commands (like menu_up, menu_down, confirm etc.). Allows multiple bindings for each command and each actuall input to be mapped to multiple commands.</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1H41M39S</meta:editing-duration>
    <meta:editing-cycles>23</meta:editing-cycles>
    <meta:generator>OpenOffice/4.1.1$Win32 OpenOffice.org_project/411m6$Build-9775</meta:generator>
    <dc:date>2014-10-06T19:06:47.67</dc:date>
    <dc:creator>Seoras Macdonald</dc:creator>
    <meta:document-statistic meta:table-count="0" meta:image-count="0" meta:object-count="0" meta:page-count="3" meta:paragraph-count="88" meta:word-count="443" meta:character-count="2488"/>
    <meta:user-defined meta:name="Info 1"/>
    <meta:user-defined meta:name="Info 2"/>
    <meta:user-defined meta:name="Info 3"/>
    <meta:user-defined meta:name="Info 4"/>
  </office:meta>
</office:document-meta>
</file>